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7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>
            <text:p>Snippet</text:p>
          </table:table-cell>
          <table:table-cell table:style-name="ce1" office:value-type="string">
            <text:p>Meaning</text:p>
          </table:table-cell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 table:number-columns-repeated="1016"/>
        </table:table-row>
        <table:table-row table:style-name="ro1">
          <table:table-cell table:style-name="ce1" office:value-type="string">
            <text:p>Scala</text:p>
          </table:table-cell>
          <table:table-cell table:style-name="ce1" table:number-columns-repeated="2"/>
          <table:table-cell table:number-columns-repeated="2"/>
          <table:table-cell table:style-name="ce1"/>
          <table:table-cell table:number-columns-repeated="2"/>
          <table:table-cell table:style-name="ce1" table:number-columns-repeated="1016"/>
        </table:table-row>
        <table:table-row table:style-name="ro1">
          <table:table-cell office:value-type="string">
            <text:p>val/var/def x = () =&gt; [code]</text:p>
          </table:table-cell>
          <table:table-cell office:value-type="string">
            <text:p>s</text:p>
          </table:table-cell>
          <table:table-cell table:number-columns-repeated="1022"/>
        </table:table-row>
        <table:table-row table:style-name="ro1">
          <table:table-cell office:value-type="string">
            <text:p>Setting[T]</text:p>
          </table:table-cell>
          <table:table-cell office:value-type="string">
            <text:p>Setting object of type T. <text:s/>Similar to Setting&lt;T&gt; in Java.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>
            <text:p>Lift</text:p>
          </table:table-cell>
          <table:table-cell table:style-name="ce1"/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>
            <text:p>SBT</text:p>
          </table:table-cell>
          <table:table-cell table:style-name="ce1"/>
          <table:table-cell table:number-columns-repeated="1022"/>
        </table:table-row>
        <table:table-row table:style-name="ro1">
          <table:table-cell office:value-type="string">
            <text:p>:=</text:p>
          </table:table-cell>
          <table:table-cell table:number-columns-repeated="1023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urtosis </meta:initial-creator>
    <meta:creation-date>2012-04-23T21:26:03</meta:creation-date>
    <dc:date>2012-04-24T19:43:11</dc:date>
    <dc:creator>kurtosis </dc:creator>
    <meta:editing-duration>PT19H5M44S</meta:editing-duration>
    <meta:editing-cycles>3</meta:editing-cycles>
    <meta:generator>LibreOffice/3.5$Linux_X86_64 LibreOffice_project/350m1$Build-202</meta:generator>
    <meta:document-statistic meta:table-count="3" meta:cell-count="10" meta:object-count="0"/>
  </office:meta>
</office:document-meta>
</file>